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5528119120101</text:p>
          </table:table-cell>
          <table:table-cell office:value-type="string" calcext:value-type="string">
            <text:p>2023-03-14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28119120101</text:p>
          </table:table-cell>
          <table:table-cell office:value-type="string" calcext:value-type="string">
            <text:p>2022-11-18 20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28119120101</text:p>
          </table:table-cell>
          <table:table-cell office:value-type="string" calcext:value-type="string">
            <text:p>2022-03-29 21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28119120101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281191201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281191201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8904" calcext:value-type="float">
            <text:p>24.75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281191201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2811912010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281191201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281191201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281191201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281191201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281191201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281191201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281191201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281191201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281191201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3184" calcext:value-type="float">
            <text:p>24.71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281191201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281191201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281191201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281191201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0616" calcext:value-type="float">
            <text:p>24.74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28119120101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281191201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281191201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3144" calcext:value-type="float">
            <text:p>24.39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28119120101</text:p>
          </table:table-cell>
          <table:table-cell office:value-type="string" calcext:value-type="string">
            <text:p>200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0888" calcext:value-type="float">
            <text:p>24.63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281191201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281191201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528119120101</text:p>
          </table:table-cell>
          <table:table-cell office:value-type="string" calcext:value-type="string">
            <text:p>199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6" meta:object-count="0"/>
    <meta:user-defined meta:name="AppVersion">3.0</meta:user-defined>
  </office:meta>
</office:document-meta>
</file>